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20d" officeooo:paragraph-rsid="001af20d"/>
    </style:style>
    <style:style style:name="P2" style:family="paragraph" style:parent-style-name="Standard">
      <style:text-properties officeooo:rsid="001bd246" officeooo:paragraph-rsid="001bd246"/>
    </style:style>
    <style:style style:name="P3" style:family="paragraph" style:parent-style-name="Standard">
      <style:text-properties officeooo:rsid="001d603f" officeooo:paragraph-rsid="001d603f"/>
    </style:style>
    <style:style style:name="P4" style:family="paragraph" style:parent-style-name="Standard">
      <style:text-properties officeooo:rsid="001d603f" officeooo:paragraph-rsid="001ea466"/>
    </style:style>
    <style:style style:name="P5" style:family="paragraph" style:parent-style-name="Standard">
      <style:text-properties officeooo:rsid="001ea466" officeooo:paragraph-rsid="001ea466"/>
    </style:style>
    <style:style style:name="P6" style:family="paragraph" style:parent-style-name="Standard">
      <style:text-properties officeooo:rsid="001f885c" officeooo:paragraph-rsid="001f885c"/>
    </style:style>
    <style:style style:name="T1" style:family="text">
      <style:text-properties officeooo:rsid="001ea466"/>
    </style:style>
    <style:style style:name="T2" style:family="text">
      <style:text-properties officeooo:rsid="001f8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wer request</text:p>
      <text:p text:style-name="P1"/>
      <text:p text:style-name="P2"/>
      <text:p text:style-name="P5">главный цикл <text:span text:style-name="T2">while</text:span></text:p>
      <text:p text:style-name="P3">c=0, d=0</text:p>
      <text:p text:style-name="P5">i=0</text:p>
      <text:p text:style-name="P5">j=0</text:p>
      <text:p text:style-name="P3">массив aхb</text:p>
      <text:p text:style-name="P3"><text:span text:style-name="T2">while</text:span>; i&lt;=a-c){</text:p>
      <text:p text:style-name="P3">заполняем a</text:p>
      <text:p text:style-name="P3">c++</text:p>
      <text:p text:style-name="P3"/>
      <text:p text:style-name="P3"><text:span text:style-name="T2">while</text:span> <text:span text:style-name="T1">j</text:span>&lt;=<text:span text:style-name="T1">b-c){</text:span></text:p>
      <text:p text:style-name="P4">заполняем <text:span text:style-name="T1">b</text:span></text:p>
      <text:p text:style-name="P4">c++</text:p>
      <text:p text:style-name="P2"/>
      <text:p text:style-name="P6">и тд</text:p>
      <text:p text:style-name="P6">в каждом подцикле while проверяем, не закончились ли значения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9:24:56.909546674</meta:creation-date>
    <dc:date>2021-02-09T09:30:53.159200813</dc:date>
    <meta:editing-duration>PT9H24M55S</meta:editing-duration>
    <meta:editing-cycles>1</meta:editing-cycles>
    <meta:document-statistic meta:table-count="0" meta:image-count="0" meta:object-count="0" meta:page-count="1" meta:paragraph-count="14" meta:word-count="32" meta:character-count="177" meta:non-whitespace-character-count="159"/>
    <meta:generator>LibreOffice/7.0.4.2$Linux_X86_64 LibreOffice_project/00$Build-2</meta:generator>
  </office:meta>
</office:document-meta>
</file>